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cbcb1" officeooo:paragraph-rsid="000cbcb1"/>
    </style:style>
    <style:style style:name="P2" style:family="paragraph" style:parent-style-name="Standard">
      <style:paragraph-properties fo:text-align="justify" style:justify-single-word="false"/>
      <style:text-properties officeooo:rsid="001011e8" officeooo:paragraph-rsid="000cbcb1"/>
    </style:style>
    <style:style style:name="P3" style:family="paragraph" style:parent-style-name="Standard">
      <style:paragraph-properties fo:text-align="justify" style:justify-single-word="false"/>
      <style:text-properties officeooo:rsid="0011f8ef" officeooo:paragraph-rsid="00140e87"/>
    </style:style>
    <style:style style:name="T1" style:family="text">
      <style:text-properties officeooo:rsid="000e4001"/>
    </style:style>
    <style:style style:name="T2" style:family="text">
      <style:text-properties officeooo:rsid="001011e8"/>
    </style:style>
    <style:style style:name="T3" style:family="text">
      <style:text-properties officeooo:rsid="00130878"/>
    </style:style>
    <style:style style:name="T4" style:family="text">
      <style:text-properties officeooo:rsid="00140e87"/>
    </style:style>
    <style:style style:name="T5" style:family="text">
      <style:text-properties officeooo:rsid="0015d3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ne ABC - Ata de abertura do projeto -versão 1.0</text:p>
      <text:p text:style-name="P1"/>
      <text:p text:style-name="P3"><text:span text:style-name="T1">Aos dezoito dias do mês de novembro do ano de dois mil e dezenove, realizou-se a reunião de abertura do grupo para o desenvolvimento do projeto integrador denominado Cine ABC. Estiveram presentes como integrantes do grupo os alunos </text:span>Anisberto dos Reis do Nascimento, Daniel Elyades Oliveira, <text:span text:style-name="T2">M</text:span>arcos Paulo Pereira da Paixão <text:span text:style-name="T2">e </text:span>Vinicius Araujo Lopes. <text:span text:style-name="T3">Todos os integrantes terão total acesso aos arquivos do projeto que será armazenado em um repositório publico gratuito. Nenhuma função específica foi definida para nenhum dos integrantes sendo que, todos realizarão as atividades que forem necessárias para o desenvolvimento. A metodologia ágil </text:span>escolhida <text:span text:style-name="T4">foi a SCRUM</text:span> e, a justificativa dessa escolha para o controle do projeto <text:span text:style-name="T4">é que o SCRUM foi o que melhor se adaptou ao escopo do projeto e às características dos integrantes do grupo.</text:span> Ficou que definido durante a reunião que, o git será utilizado como controlador de versão, que o github será o repositório oficial.</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9:42:23.335619900</meta:creation-date>
    <meta:generator>LibreOffice/6.2.8.2$Linux_X86_64 LibreOffice_project/20$Build-2</meta:generator>
    <dc:date>2019-11-18T21:46:33.865546043</dc:date>
    <meta:editing-duration>PT13M17S</meta:editing-duration>
    <meta:editing-cycles>7</meta:editing-cycles>
    <meta:document-statistic meta:table-count="0" meta:image-count="0" meta:object-count="0" meta:page-count="1" meta:paragraph-count="2" meta:word-count="164" meta:character-count="1013" meta:non-whitespace-character-count="851"/>
  </office:meta>
</office:document-meta>
</file>